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4" table:style-name="ta1">
        <table:shapes>
          <draw:frame draw:z-index="0" draw:style-name="gr1" draw:text-style-name="P1" svg:width="454pt" svg:height="255.23pt" svg:x="405.72pt" svg:y="6743.34pt">
            <loext:p draw:notify-on-update-of-ranges="output4.B532:output4.B534 output4.C532:output4.C5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pt" svg:height="255.26pt" svg:x="427.52pt" svg:y="4879.05pt">
            <loext:p draw:notify-on-update-of-ranges="output4.B386:output4.B388 output4.C386:output4.C3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pt" svg:height="255.26pt" svg:x="417.4pt" svg:y="658.8pt">
            <loext:p draw:notify-on-update-of-ranges="output4.B57:output4.B60 output4.C57:output4.C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pt" svg:height="255.26pt" svg:x="408.05pt" svg:y="5539.38pt">
            <loext:p draw:notify-on-update-of-ranges="output4.B439:output4.B441 output4.C439:output4.C4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pt" svg:height="255.23pt" svg:x="418.96pt" svg:y="1422.31pt">
            <loext:p draw:notify-on-update-of-ranges="output4.B116:output4.B118 output4.C116:output4.C1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pt" svg:height="255.23pt" svg:x="410.4pt" svg:y="2791.9pt">
            <loext:p draw:notify-on-update-of-ranges="output4.B223:output4.B226 output4.C223:output4.C2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4pt" svg:height="255.23pt" svg:x="417.4pt" svg:y="2051.01pt">
            <loext:p draw:notify-on-update-of-ranges="output4.B165:output4.B167 output4.C165:output4.C1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4pt" svg:height="255.26pt" svg:x="404.16pt" svg:y="959.24pt">
            <loext:p draw:notify-on-update-of-ranges="output4.B62:output4.B66 output4.C62:output4.C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4pt" svg:height="255.26pt" svg:x="415.84pt" svg:y="8131.75pt">
            <loext:p draw:notify-on-update-of-ranges="output4.B640:output4.B645 output4.C640:output4.C6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4pt" svg:height="255.23pt" svg:x="438.43pt" svg:y="371.23pt">
            <loext:p draw:notify-on-update-of-ranges="output4.B34:output4.B36 output4.C34:output4.C3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4pt" svg:height="255.26pt" svg:x="422.08pt" svg:y="3907.76pt">
            <loext:p draw:notify-on-update-of-ranges="output4.B310:output4.B313 output4.C310:output4.C3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ity 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mber of conferences</text:p>
          </table:table-cell>
        </table:table-row>
        <table:table-row table:style-name="ro1">
          <table:table-cell office:value-type="string" calcext:value-type="string">
            <text:p>A Coruña, Spai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lborg, Denmark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lborg, Denmar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dullah Gül University, Kayseri, Turke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deen, Scotland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deen, Scotland, UK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ystwyth University, Aberystwyth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aide, Austral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aide, Australi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ra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medabad, Ind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zu-Wakamatsu, Fukushima, Japa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zu-Wakamatsu, Fukushima, Jap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saray, Turke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hero/Sassari, Sardinia, Ital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ante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habad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ría, Spai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tea, Calabria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tea, Calabria, Ital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an, Jord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an, Jord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ritapuri, Kerala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sterdam, The Netherlands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sterdam, The Netherlands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sterdam, The Netherlands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heim, C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chorage, Alask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werp, Belgium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lington, V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s, 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ilomar, Californ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ens, Greece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hens, Gree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hens, Greece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lanta, Georgi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a, Georgi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lantic City, New Jersey, USA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ckland, New Zealand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ckland, New Zea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gsburg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in, Texas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in, Texas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i, Indones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i, Indonesia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dar Seri Begawan, Brunei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alore, Ind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alore, Ind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alore, Ind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alore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kok, Thailan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kok, Thailand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kok, 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kok, Thailand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celona, Spai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na, Spai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na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rcelona, Spai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i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grade, Serb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 Suef, Egypt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càssim, Spai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càssim, Spai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n, Norwa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n, German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aux, Fra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aux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ton, MA, 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ton, M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nça - 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disi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bane, Australia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sbane, Australi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sbane, Austral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Columbia, 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ges, Belgium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ges, Belgium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sels, Belgium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sels, Belgium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aramanga, Colomb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arest, Roman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dapest, Hungary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enos Aires, Argentin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lingame, CA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ingame, CA, 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ingame, C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an, South Kore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ędlewo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liari, Ital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liari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ridge, MA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ridge, M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ridge, UK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ridge, UK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berra, 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ún, Mexico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e Town, South Afric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ff University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sha, Chin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sha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ia, Crete, Greec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ngdu, Sichuan, Chin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ngdu, Sichuan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engdu, Sichuan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nnai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ang Mai, 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cago, Illinois, USA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cago, Illinois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huahua, Méxic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ngqing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ongqing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e College, Cambridge, UK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son University, Potsdam, NY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, 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rmont-Ferrand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j-Napoca, Roman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, Portugal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, Portugal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chester, UK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umbia University, New York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ine- Algeri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enhagen, Denmar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onou, Republic of Beni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, 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ow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ow, Po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ova, Roman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enca, Ecuador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, Brazil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co, Peru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ádiz, Spai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ádiz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ádiz, Spain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gu, South Kore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jeon, Kore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ian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las, Texas, US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llas, Texas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las, Texas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rmstadt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ton, Ohio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ft, The Netherland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ver, Colorado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ver, Colorado, US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pok, West Jav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, 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skininkai, Lithuani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bai, UA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bai, UAE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bai, UAE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blin, Ire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nburgh, Scotland, UK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nburgh, Scotland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ston, Illinoi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nce, Italy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ence, Ital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Lauderdale, Florid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Wayne, I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kuoka, Jap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hal, Madeira, Portugal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hersburg, MD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way, Ire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ansk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dynia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va , Switzer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a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oa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u, Japa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u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jón, Spai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gow, Scotland, UK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sgow, Scotland, UK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gow, Scotland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 Canaria, Spain, Europe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z, Austr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z, 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ville, South Carolin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ngzhou, Chin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gzhou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yaquil, Ecuador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ru Nanak Institutions, Hyderabad, Ind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fa, Israel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ifax, Nova Scotia, 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ifax, Nova Scotia, Canad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lton, New Zealand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mmamet, Tuni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gzhou, Chin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gzhou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oi, VietNam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oi, VietNa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bin, Chin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selt, Belgium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yai, Thai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inki, Finland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sinki, Fin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aklion, Crete, Greece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tfordshire, UK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 Chi Minh City, Vietnam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 Chi Minh City, Vietnam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 Chi Minh City, Vietnam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bart, 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wood, Florid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ton, Texas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inchu City, Taiwa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ddersfield, UK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e City, Vietnam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derabad, Ind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derabad, Ind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derabad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heon, Kore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, 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bul, Turkey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itut Teknologi Brunei, Brunei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bid, Jord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bid, Jord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maba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maba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nd of Rhodes, GREECE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yk Kul, Kyrgyzst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anbul, Turkey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stanbul, Turkey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tanbul, Turkey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aipava - Petropolis, Brazil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pur, Ind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arta, Indones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ju Island, South Kore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ju Island, South Kore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ju Island, South Korea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nazawa, Japan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sas City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yakumari, Indi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ohsiung, Taiwa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ohsiung, Taiwa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ohsiung, Taiw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ohsiung, Taiwan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mandu, Nepal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unas, Lithua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n, Russ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 Largo, FL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enchela, Alger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n Kaen, 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akyushu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takyushu, Japa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agenfurt, 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agenfurt, Austr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be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blenz, 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chi, Keral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ala Coast, Hawaii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kata, Ind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rtrijk, Belgium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abi, 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ala Lumpur, Malaysia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ala Lumpur, Malaysi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uala Lumpur, Malaysia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yoto, Jap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oto, Jap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oto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Habana, Cub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Habana, Cub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o Di Garda, Trento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una Hills, Califor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Placid, NY, USA.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land, Florid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kawi, Malays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peenrant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nac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 Vegas, Nevada, 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 Vegas, Nevada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 Vegas, Nevad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iden, The Netherland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lle, 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ma, Peru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assol, Cyprus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merick City, Ire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coln, Nebrask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rpool, UK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, UK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, UK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don, UK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ndon, UK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s Angeles, Californi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s Cabos, Mexico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erne, Switzerland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on, 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au, Chin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au, Chin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au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rid, Spain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rid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rid, Spai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deburg, 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cca, Malaysi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ng, Indone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tya, Turke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tya, Turke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chester, United Kingdom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atea, Ital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, Germany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 Island, Florid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o Island, Florida, USA</text:p>
          </table:table-cell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akesh, Morrocc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akesh, Morrocco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eille (France)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hhad, Ir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achusetts Institute of Technolog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sue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i, Hawaii, 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i, 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lbourne, VIC, Austral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bourne, VIC, Australia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lbourne, VIC, 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bourne, VIC, Austral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lo Park, C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vlana Universit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 City, Mexico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ami, Florid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ami, Florid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an, Ital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an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apolis, MN, 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video, Urugua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pellier, 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pellier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scow, Russ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cow, Russ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cow, Russia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untain View, CA, 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house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ich, 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ich, Germany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nich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rida, Méxic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asaki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oya, Japa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guatá, VENEZUELA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chang, Jiangxi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jing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, 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yang Technological Universit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les, Ital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les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Brunswick, New Jersey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Delhi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Orleans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Taipei, Taiw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, USA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 York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ew York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castle, 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sia, Cyprus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örten-Hardenberg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ninsk, Russ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isha, Ind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rid, Republic of Macedon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enburg, Lower Saxony, German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ten, Switzer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ha, Nebrask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atija, Croat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tija, Croat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ando, Florid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aka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rava, Czech Republic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rava, Czech Republic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awa, 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agadougou, Burkina Faso, West Afric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o Preto, Brazil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ford, UK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ford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erborn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ova, Italy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ais des Congrès Neptune, Toulon, 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wan, Philippine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ma City, Panam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hos, Cyprus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hos, Cyprus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is, Villejuif, 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ang, Malays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ang, Malays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adelphia, P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adelphia, P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enix, Arizon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uket, 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uket, Thailand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burgh, Pennsylvania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tsburgh, Pennsylvani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sburgh, Pennsylvani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iesti, Roma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tiers, 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tiers, 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land, Orego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Santo, Madeira, Portugal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, Portugal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rto, 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rto, Portugal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rtoroz, Sloveni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oroz, Slove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roz, Sloven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smouth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sdam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znan, Polan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bla, Cholula, Mexico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de la Cruz, Tenerife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e, Ind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e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ingdao, Shandong, Chin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nhuangdao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bec, 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o, Ecuador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at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eigh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leigh, 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uit, Mauritius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gio di Calabr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nion Islan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ykjavík, Ice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a, Latv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a, Latv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a, Latv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de Janeiro, Brazil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a del Garda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a del Garda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va del Garda, Ital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a del Garda, Trento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yadh, Saudi Arab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ccella Jonica, RC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e, Italy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stov-on-Do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terdam, Netherlands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rkela, Odisha, Ind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-Etienne, 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-Petersburg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 Lake City, Utah, 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 Lake City, Utah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zburg, 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zburg, Austr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Diego, CA, 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Diego, C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Diego, C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Diego, C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Francisco, CA, USA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Francisco, C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, C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ose, Costa Ric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Juan, Puerto Ric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lara, California, 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lara, Californi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a Clara, Californi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Fe, New Mexico, USA.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, Chile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, Chil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iago, Chil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rini Island, Gree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Paulo, Brazil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Paulo, Brazil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oro, Hokkaido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poro, Hokkaido, Japa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wak, Malays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annah, Georgi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sdale, Arizona, USA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ottsdale, Arizon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ttle, WA, USA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oul, South Kore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oul, South Kore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oul, South Kore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oul, South Kore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ville, Spai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ille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h Alam, Selangor, Malay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ghai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rjah, UA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nzhen, Chin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nzhen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aia, Roma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opje, Macedon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bird, Utah, USA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onchunhyang (SCH) University, Asan, Kore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rento Coast, Ital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rento Coast, Italy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 Carolina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sburg, Rus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, CA, 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llenbosch, South Afric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rling, Scotland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y Brook University, New York, 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nybrook, 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rovo, Slovak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ttgart, 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ttgart, German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ttgart, German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oon Lake, Taiw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zhou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zhou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dney, Australi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dney, Australia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dney, 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dney, Australi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nan, Taiw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pei, Taiw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pei, Taiwa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kamatsu, Jap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nn, ESTONI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yih Landis Hotel, Tainan, Taiw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hran, Ir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erife, Spain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eskids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ague, The Netherlands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University of British Columb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saloniki, Greece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 Dau Mot City, Vietna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njin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isoara, Roman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rana, Alban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kyo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yo, Japan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ino/Turin, Ital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, Canad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, 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ulouse, 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, 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nto, Italy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er, German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msø, Norway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kur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 Davis, Davis, CA, 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QAM, Montreal, Qc. 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m University, Germany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m University, 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san, Kore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at Pompeu Fabra, Barcelo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Aizu, Aizu-Wakamatsu, Jap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Aizu, Aizu-Wakamatsu, Jap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Dayton, Dayton, Ohio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Liège, Liège, Belgium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Macau, Macau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Oxford, UK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Surrey, Guildford, UK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Twente, The Netherlands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 near Krakow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 near Krakow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 near Krakow, Po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, Polan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, Polan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tron, Poland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 University, Vellor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ia, Spain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cia, Spai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paraiso, Chile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paraiso, Chil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azdin, Croat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iko Tarnovo, Bulgari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iky Novgorod, Russ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ice, Italy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ice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toria, BC, 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etri Sul Mare, Salerno, Italy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amoura, Algarve, Portugal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nius, Lithuani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os, Greece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erra (Pisa) Tuscan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saw, Poland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saw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saw, Po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oclaw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roclaw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uhan, Chin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han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han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i'an, Chin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'an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'an, Chin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gzhou, 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gyakarta, Indones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kohama, Jap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k, UK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greb, Croat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kopane, Po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ich, Switzerlan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ich, Switzer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Łódź, Polan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Łódź, 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Łódź, 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9:11:43.73688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17T19:41:27.843406677</dc:date>
    <meta:editing-duration>PT11M53S</meta:editing-duration>
    <meta:editing-cycles>1</meta:editing-cycles>
    <meta:document-statistic meta:table-count="1" meta:cell-count="199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5.676cm" svg:y="0.316cm" chart:style-name="ch2">
          <text:p>City Name - Singapore</text:p>
        </chart:title>
        <chart:legend chart:legend-position="end" svg:x="13.165cm" svg:y="4.203cm" style:legend-expansion="high" chart:style-name="ch3"/>
        <chart:plot-area chart:style-name="ch4" table:cell-range-address="output4.B532:output4.C534" chart:data-source-has-labels="column" svg:x="1.331cm" svg:y="1.275cm" svg:width="11.514cm" svg:height="6.569cm">
          <chartooo:coordinate-region svg:x="1.952cm" svg:y="1.474cm" svg:width="10.521cm" svg:height="5.723cm"/>
          <chart:axis chart:dimension="x" chart:name="primary-x" chart:style-name="ch5" chartooo:axis-type="auto">
            <chartooo:date-scale/>
            <chart:title svg:x="6.713cm" svg:y="8.024cm" chart:style-name="ch6">
              <text:p>Year</text:p>
            </chart:title>
            <chart:categories table:cell-range-address="output4.B532:output4.B534"/>
          </chart:axis>
          <chart:axis chart:dimension="y" chart:name="primary-y" chart:style-name="ch5">
            <chart:title svg:x="0.451cm" svg:y="6.971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532:output4.C5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output4.B532:output4.B534</svg:desc>
                </draw:g>
              </table:table-cell>
              <table:table-cell office:value-type="float" office:value="2">
                <text:p>2</text:p>
                <draw:g>
                  <svg:desc>output4.C532:output4.C534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5.133cm" svg:y="0.316cm" chart:style-name="ch2">
          <text:p>City Name - Athens, Greece</text:p>
        </chart:title>
        <chart:legend chart:legend-position="end" svg:x="13.165cm" svg:y="4.203cm" style:legend-expansion="high" chart:style-name="ch3"/>
        <chart:plot-area chart:style-name="ch4" table:cell-range-address="output4.B34:output4.C36" chart:data-source-has-labels="column" svg:x="1.331cm" svg:y="1.275cm" svg:width="11.514cm" svg:height="6.569cm">
          <chartooo:coordinate-region svg:x="1.767cm" svg:y="1.474cm" svg:width="10.706cm" svg:height="5.723cm"/>
          <chart:axis chart:dimension="x" chart:name="primary-x" chart:style-name="ch5" chartooo:axis-type="auto">
            <chartooo:date-scale/>
            <chart:title svg:x="6.713cm" svg:y="8.024cm" chart:style-name="ch6">
              <text:p>Year</text:p>
            </chart:title>
            <chart:categories table:cell-range-address="output4.B34:output4.B36"/>
          </chart:axis>
          <chart:axis chart:dimension="y" chart:name="primary-y" chart:style-name="ch5">
            <chart:title svg:x="0.451cm" svg:y="6.931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34:output4.C3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output4.B34:output4.B36</svg:desc>
                </draw:g>
              </table:table-cell>
              <table:table-cell office:value-type="float" office:value="7">
                <text:p>7</text:p>
                <draw:g>
                  <svg:desc>output4.C34:output4.C3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5.517cm" svg:y="0.316cm" chart:style-name="ch2">
          <text:p>City Name - London, UK</text:p>
        </chart:title>
        <chart:legend chart:legend-position="end" svg:x="13.165cm" svg:y="4.204cm" style:legend-expansion="high" chart:style-name="ch3"/>
        <chart:plot-area chart:style-name="ch4" table:cell-range-address="output4.B310:output4.C313" chart:data-source-has-labels="column" svg:x="1.331cm" svg:y="1.275cm" svg:width="11.514cm" svg:height="6.57cm">
          <chartooo:coordinate-region svg:x="1.767cm" svg:y="1.474cm" svg:width="10.521cm" svg:height="5.724cm"/>
          <chart:axis chart:dimension="x" chart:name="primary-x" chart:style-name="ch5" chartooo:axis-type="auto">
            <chartooo:date-scale/>
            <chart:title svg:x="6.713cm" svg:y="8.025cm" chart:style-name="ch6">
              <text:p>Year</text:p>
            </chart:title>
            <chart:categories table:cell-range-address="output4.B310:output4.B313"/>
          </chart:axis>
          <chart:axis chart:dimension="y" chart:name="primary-y" chart:style-name="ch5">
            <chart:title svg:x="0.451cm" svg:y="6.932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310:output4.C31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output4.B310:output4.B313</svg:desc>
                </draw:g>
              </table:table-cell>
              <table:table-cell office:value-type="float" office:value="1">
                <text:p>1</text:p>
                <draw:g>
                  <svg:desc>output4.C310:output4.C313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5.16cm" svg:y="0.316cm" chart:style-name="ch2">
          <text:p>City Name - New York, USA</text:p>
        </chart:title>
        <chart:legend chart:legend-position="end" svg:x="13.165cm" svg:y="4.204cm" style:legend-expansion="high" chart:style-name="ch3"/>
        <chart:plot-area chart:style-name="ch4" table:cell-range-address="output4.B386:output4.C388" chart:data-source-has-labels="column" svg:x="1.331cm" svg:y="1.275cm" svg:width="11.514cm" svg:height="6.57cm">
          <chartooo:coordinate-region svg:x="1.952cm" svg:y="1.474cm" svg:width="10.521cm" svg:height="5.724cm"/>
          <chart:axis chart:dimension="x" chart:name="primary-x" chart:style-name="ch5" chartooo:axis-type="auto">
            <chartooo:date-scale/>
            <chart:title svg:x="6.713cm" svg:y="8.025cm" chart:style-name="ch6">
              <text:p>Year</text:p>
            </chart:title>
            <chart:categories table:cell-range-address="output4.B386:output4.B388"/>
          </chart:axis>
          <chart:axis chart:dimension="y" chart:name="primary-y" chart:style-name="ch5">
            <chart:title svg:x="0.451cm" svg:y="6.932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386:output4.C38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output4.B386:output4.B388</svg:desc>
                </draw:g>
              </table:table-cell>
              <table:table-cell office:value-type="float" office:value="9">
                <text:p>9</text:p>
                <draw:g>
                  <svg:desc>output4.C386:output4.C388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4.988cm" svg:y="0.316cm" chart:style-name="ch2">
          <text:p>City Name - Barcelona, Spain</text:p>
        </chart:title>
        <chart:legend chart:legend-position="end" svg:x="13.165cm" svg:y="4.204cm" style:legend-expansion="high" chart:style-name="ch3"/>
        <chart:plot-area chart:style-name="ch4" table:cell-range-address="output4.B57:output4.C60" chart:data-source-has-labels="column" svg:x="1.333cm" svg:y="1.276cm" svg:width="11.507cm" svg:height="7.078cm">
          <chartooo:coordinate-region svg:x="1.954cm" svg:y="1.475cm" svg:width="10.514cm" svg:height="6.232cm"/>
          <chart:axis chart:dimension="x" chart:name="primary-x" chart:style-name="ch5" chartooo:axis-type="auto">
            <chartooo:date-scale/>
            <chart:title svg:x="6.711cm" svg:y="8.446cm" chart:style-name="ch6">
              <text:p>Year</text:p>
            </chart:title>
            <chart:categories table:cell-range-address="output4.B57:output4.B60"/>
          </chart:axis>
          <chart:axis chart:dimension="y" chart:name="primary-y" chart:style-name="ch5">
            <chart:title svg:x="0.453cm" svg:y="7.187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57:output4.C6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output4.B57:output4.B60</svg:desc>
                </draw:g>
              </table:table-cell>
              <table:table-cell office:value-type="float" office:value="1">
                <text:p>1</text:p>
                <draw:g>
                  <svg:desc>output4.C57:output4.C60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5.186cm" svg:y="0.316cm" chart:style-name="ch2">
          <text:p>City Name - Porto, Portugal</text:p>
        </chart:title>
        <chart:legend chart:legend-position="end" svg:x="13.165cm" svg:y="4.204cm" style:legend-expansion="high" chart:style-name="ch3"/>
        <chart:plot-area chart:style-name="ch4" table:cell-range-address="output4.B439:output4.C441" chart:data-source-has-labels="column" svg:x="1.331cm" svg:y="1.275cm" svg:width="11.514cm" svg:height="6.57cm">
          <chartooo:coordinate-region svg:x="1.952cm" svg:y="1.474cm" svg:width="10.521cm" svg:height="5.724cm"/>
          <chart:axis chart:dimension="x" chart:name="primary-x" chart:style-name="ch5" chartooo:axis-type="auto">
            <chartooo:date-scale/>
            <chart:title svg:x="6.713cm" svg:y="8.025cm" chart:style-name="ch6">
              <text:p>Year</text:p>
            </chart:title>
            <chart:categories table:cell-range-address="output4.B439:output4.B441"/>
          </chart:axis>
          <chart:axis chart:dimension="y" chart:name="primary-y" chart:style-name="ch5">
            <chart:title svg:x="0.451cm" svg:y="6.932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439:output4.C44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output4.B439:output4.B441</svg:desc>
                </draw:g>
              </table:table-cell>
              <table:table-cell office:value-type="float" office:value="9">
                <text:p>9</text:p>
                <draw:g>
                  <svg:desc>output4.C439:output4.C441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4.168cm" svg:y="0.316cm" chart:style-name="ch2">
          <text:p>City Name - Chengdu, Sichuan, China</text:p>
        </chart:title>
        <chart:legend chart:legend-position="end" svg:x="13.165cm" svg:y="4.203cm" style:legend-expansion="high" chart:style-name="ch3"/>
        <chart:plot-area chart:style-name="ch4" table:cell-range-address="output4.B116:output4.C118" chart:data-source-has-labels="column" svg:x="1.331cm" svg:y="1.275cm" svg:width="11.514cm" svg:height="6.569cm">
          <chartooo:coordinate-region svg:x="1.952cm" svg:y="1.475cm" svg:width="10.521cm" svg:height="5.722cm"/>
          <chart:axis chart:dimension="x" chart:name="primary-x" chart:style-name="ch5" chartooo:axis-type="auto">
            <chartooo:date-scale/>
            <chart:title svg:x="6.713cm" svg:y="8.024cm" chart:style-name="ch6">
              <text:p>Year</text:p>
            </chart:title>
            <chart:categories table:cell-range-address="output4.B116:output4.B118"/>
          </chart:axis>
          <chart:axis chart:dimension="y" chart:name="primary-y" chart:style-name="ch5">
            <chart:title svg:x="0.451cm" svg:y="6.931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116:output4.C11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output4.B116:output4.B118</svg:desc>
                </draw:g>
              </table:table-cell>
              <table:table-cell office:value-type="float" office:value="3">
                <text:p>3</text:p>
                <draw:g>
                  <svg:desc>output4.C116:output4.C118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4.882cm" svg:y="0.316cm" chart:style-name="ch2">
          <text:p>City Name - Hong Kong, China</text:p>
        </chart:title>
        <chart:legend chart:legend-position="end" svg:x="13.165cm" svg:y="4.203cm" style:legend-expansion="high" chart:style-name="ch3"/>
        <chart:plot-area chart:style-name="ch4" table:cell-range-address="output4.B223:output4.C226" chart:data-source-has-labels="column" svg:x="1.331cm" svg:y="1.275cm" svg:width="11.514cm" svg:height="6.569cm">
          <chartooo:coordinate-region svg:x="1.767cm" svg:y="1.474cm" svg:width="10.706cm" svg:height="5.723cm"/>
          <chart:axis chart:dimension="x" chart:name="primary-x" chart:style-name="ch5" chartooo:axis-type="auto">
            <chartooo:date-scale/>
            <chart:title svg:x="6.713cm" svg:y="8.024cm" chart:style-name="ch6">
              <text:p>Year</text:p>
            </chart:title>
            <chart:categories table:cell-range-address="output4.B223:output4.B226"/>
          </chart:axis>
          <chart:axis chart:dimension="y" chart:name="primary-y" chart:style-name="ch5">
            <chart:title svg:x="0.451cm" svg:y="6.931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223:output4.C22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output4.B223:output4.B226</svg:desc>
                </draw:g>
              </table:table-cell>
              <table:table-cell office:value-type="float" office:value="1">
                <text:p>1</text:p>
                <draw:g>
                  <svg:desc>output4.C223:output4.C226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5.517cm" svg:y="0.316cm" chart:style-name="ch2">
          <text:p>City Name - Dubai, UAE</text:p>
        </chart:title>
        <chart:legend chart:legend-position="end" svg:x="13.165cm" svg:y="4.203cm" style:legend-expansion="high" chart:style-name="ch3"/>
        <chart:plot-area chart:style-name="ch4" table:cell-range-address="output4.B165:output4.C167" chart:data-source-has-labels="column" svg:x="1.331cm" svg:y="1.275cm" svg:width="11.514cm" svg:height="6.569cm">
          <chartooo:coordinate-region svg:x="1.952cm" svg:y="1.475cm" svg:width="10.521cm" svg:height="5.722cm"/>
          <chart:axis chart:dimension="x" chart:name="primary-x" chart:style-name="ch5" chartooo:axis-type="auto">
            <chartooo:date-scale/>
            <chart:title svg:x="6.713cm" svg:y="8.024cm" chart:style-name="ch6">
              <text:p>Year</text:p>
            </chart:title>
            <chart:categories table:cell-range-address="output4.B165:output4.B167"/>
          </chart:axis>
          <chart:axis chart:dimension="y" chart:name="primary-y" chart:style-name="ch5">
            <chart:title svg:x="0.451cm" svg:y="6.931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165:output4.C16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output4.B165:output4.B167</svg:desc>
                </draw:g>
              </table:table-cell>
              <table:table-cell office:value-type="float" office:value="1">
                <text:p>1</text:p>
                <draw:g>
                  <svg:desc>output4.C165:output4.C167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5.305cm" svg:y="0.316cm" chart:style-name="ch2">
          <text:p>City Name - Beijing, China</text:p>
        </chart:title>
        <chart:legend chart:legend-position="end" svg:x="13.165cm" svg:y="4.204cm" style:legend-expansion="high" chart:style-name="ch3"/>
        <chart:plot-area chart:style-name="ch4" table:cell-range-address="output4.B62:output4.C66" chart:data-source-has-labels="column" svg:x="1.331cm" svg:y="1.275cm" svg:width="11.514cm" svg:height="6.57cm">
          <chartooo:coordinate-region svg:x="1.767cm" svg:y="1.474cm" svg:width="10.522cm" svg:height="5.724cm"/>
          <chart:axis chart:dimension="x" chart:name="primary-x" chart:style-name="ch5" chartooo:axis-type="auto">
            <chartooo:date-scale/>
            <chart:title svg:x="6.713cm" svg:y="8.025cm" chart:style-name="ch6">
              <text:p>Year</text:p>
            </chart:title>
            <chart:categories table:cell-range-address="output4.B62:output4.B66"/>
          </chart:axis>
          <chart:axis chart:dimension="y" chart:name="primary-y" chart:style-name="ch5">
            <chart:title svg:x="0.451cm" svg:y="6.932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62:output4.C6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output4.B62:output4.B66</svg:desc>
                </draw:g>
              </table:table-cell>
              <table:table-cell office:value-type="float" office:value="2">
                <text:p>2</text:p>
                <draw:g>
                  <svg:desc>output4.C62:output4.C66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title svg:x="4.551cm" svg:y="0.316cm" chart:style-name="ch2">
          <text:p>City Name - Washington DC, USA</text:p>
        </chart:title>
        <chart:legend chart:legend-position="end" svg:x="13.165cm" svg:y="4.204cm" style:legend-expansion="high" chart:style-name="ch3"/>
        <chart:plot-area chart:style-name="ch4" table:cell-range-address="output4.B640:output4.C645" chart:data-source-has-labels="column" svg:x="1.331cm" svg:y="1.275cm" svg:width="11.514cm" svg:height="6.57cm">
          <chartooo:coordinate-region svg:x="1.767cm" svg:y="1.474cm" svg:width="10.707cm" svg:height="5.724cm"/>
          <chart:axis chart:dimension="x" chart:name="primary-x" chart:style-name="ch5" chartooo:axis-type="auto">
            <chartooo:date-scale/>
            <chart:title svg:x="6.713cm" svg:y="8.025cm" chart:style-name="ch6">
              <text:p>Year</text:p>
            </chart:title>
            <chart:categories table:cell-range-address="output4.B640:output4.B645"/>
          </chart:axis>
          <chart:axis chart:dimension="y" chart:name="primary-y" chart:style-name="ch5">
            <chart:title svg:x="0.451cm" svg:y="6.932cm" chart:style-name="ch7">
              <text:p>Number of conferences per year</text:p>
            </chart:title>
            <chart:grid chart:style-name="ch8" chart:class="major"/>
          </chart:axis>
          <chart:series chart:style-name="ch9" chart:values-cell-range-address="output4.C640:output4.C64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output4.B640:output4.B645</svg:desc>
                </draw:g>
              </table:table-cell>
              <table:table-cell office:value-type="float" office:value="5">
                <text:p>5</text:p>
                <draw:g>
                  <svg:desc>output4.C640:output4.C64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